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unga" svg:font-family="Tung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</office:automatic-styles>
  <office:body>
    <office:text text:use-soft-page-breaks="true">
      <text:p text:style-name="P1">PROGRAM 18</text:p>
      <text:p text:style-name="P4">INPUT:</text:p>
      <text:p text:style-name="Standard">while(True):</text:p>
      <text:p text:style-name="Standard"/>
      <text:p text:style-name="Standard"><text:tab/>u=input("enter ,r,p,s,:")</text:p>
      <text:p text:style-name="Standard"><text:tab/>a={1:'r',2:'p',3:'s'}</text:p>
      <text:p text:style-name="Standard"><text:tab/>c=a[random.randint(1,3)]</text:p>
      <text:p text:style-name="Standard"><text:tab/>print("i chose",u,"computer chose",c)</text:p>
      <text:p text:style-name="Standard"><text:tab/>if(u=='r' or u=='p' or u=='s'):</text:p>
      <text:p text:style-name="Standard"><text:tab/><text:tab/>if(u==c):</text:p>
      <text:p text:style-name="Standard"><text:tab/><text:tab/><text:tab/>print("tie")</text:p>
      <text:p text:style-name="Standard"><text:tab/><text:tab/>elif((u=="p" and c=="s") or (u=="r"and c=="s") or (u=="s" and c=="p") or (u=="p" and c=="r")):</text:p>
      <text:p text:style-name="Standard"><text:tab/><text:tab/><text:tab/>print("Computer wins")</text:p>
      <text:p text:style-name="Standard"><text:tab/><text:tab/>else:</text:p>
      <text:p text:style-name="Standard"><text:tab/><text:tab/><text:tab/>print("I won")</text:p>
      <text:p text:style-name="Standard"><text:tab/>else:</text:p>
      <text:p text:style-name="Standard"><text:tab/><text:tab/>print("enter a proper key :")</text:p>
      <text:p text:style-name="Standard"><text:tab/>A=input("enter 'q' to quit")</text:p>
      <text:p text:style-name="Standard"/>
      <text:p text:style-name="Standard"><text:tab/>if(A=='q'):</text:p>
      <text:p text:style-name="Standard"><text:tab/><text:tab/>exit()</text:p>
      <text:p text:style-name="Standard"/>
      <text:p text:style-name="P5">OUTPUT:</text:p>
      <text:p text:style-name="Standard">enter ,r,p,s,:t</text:p>
      <text:p text:style-name="Standard">i chose t computer chose r</text:p>
      <text:p text:style-name="Standard">enter a proper key :</text:p>
      <text:p text:style-name="Standard">enter 'q' to quitr</text:p>
      <text:p text:style-name="Standard">enter ,r,p,s,:p</text:p>
      <text:p text:style-name="Standard">i chose p computer chose s</text:p>
      <text:p text:style-name="Standard">Computer wins</text:p>
      <text:p text:style-name="Standard">enter 'q' to quits</text:p>
      <text:p text:style-name="Standard">enter ,r,p,s,:s</text:p>
      <text:p text:style-name="Standard">i chose s computer chose p</text:p>
      <text:p text:style-name="Standard">Computer wins</text:p>
      <text:p text:style-name="Standard">enter 'q' to quits</text:p>
      <text:p text:style-name="Standard">enter ,r,p,s,:s</text:p>
      <text:p text:style-name="Standard">i chose s computer chose s</text:p>
      <text:p text:style-name="Standard">tie</text:p>
      <text:p text:style-name="Standard">enter 'q' to quitq</text:p>
      <text:p text:style-name="Standard"/>
      <text:p text:style-name="Standard">PROGRAM 19</text:p>
      <text:p text:style-name="Standard">INPUT:</text:p>
      <text:p text:style-name="Standard">#printing the game 3 times</text:p>
      <text:p text:style-name="Standard">import random</text:p>
      <text:p text:style-name="Standard">a=['r','p','s']</text:p>
      <text:p text:style-name="Standard">d=0</text:p>
      <text:p text:style-name="Standard">e=0</text:p>
      <text:p text:style-name="Standard">while(True):</text:p>
      <text:p text:style-name="Standard"><text:tab/>p=input("enter your choice r/p/s")</text:p>
      <text:p text:style-name="Standard"><text:tab/>q=random.choice(a)</text:p>
      <text:p text:style-name="Standard"/>
      <text:soft-page-break/>
      <text:p text:style-name="Standard"><text:tab/>print("you chose",p,"computer<text:s/>chose",q)</text:p>
      <text:p text:style-name="Standard"><text:tab/>if(p=='r' or p=='p' or p=='s'):</text:p>
      <text:p text:style-name="Standard"><text:tab/><text:tab/>if(p==q):</text:p>
      <text:p text:style-name="Standard"><text:tab/><text:tab/><text:tab/>print("tie")</text:p>
      <text:p text:style-name="Standard"><text:tab/><text:tab/>elif((p=='r' and q=='p') or (p=='p' and q=='s')):</text:p>
      <text:p text:style-name="Standard"><text:tab/><text:tab/><text:tab/>d=d+1</text:p>
      <text:p text:style-name="Standard"><text:tab/><text:tab/><text:tab/>print("computer won",d,"times")</text:p>
      <text:p text:style-name="Standard"><text:tab/><text:tab/>else:</text:p>
      <text:p text:style-name="Standard"><text:tab/><text:tab/><text:tab/>e=e+1</text:p>
      <text:p text:style-name="Standard"><text:tab/><text:tab/><text:tab/>print("i won",e,"times")</text:p>
      <text:p text:style-name="Standard"><text:tab/>else:</text:p>
      <text:p text:style-name="Standard"><text:tab/><text:tab/>print("give proper input")</text:p>
      <text:p text:style-name="Standard"><text:tab/><text:tab/>break</text:p>
      <text:p text:style-name="Standard"><text:tab/>if(d==3 or e==3):</text:p>
      <text:p text:style-name="Standard"><text:tab/><text:tab/>if(d==3):</text:p>
      <text:p text:style-name="Standard"><text:tab/><text:tab/><text:tab/>print("Oh no,computer won")</text:p>
      <text:p text:style-name="Standard"><text:tab/><text:tab/>else:</text:p>
      <text:p text:style-name="Standard"><text:tab/><text:tab/><text:tab/>print("congrats u won,have a great day")</text:p>
      <text:p text:style-name="Standard"><text:tab/><text:tab/>break</text:p>
      <text:p text:style-name="Standard"/>
      <text:p text:style-name="Standard">OUTPUT:</text:p>
      <text:p text:style-name="Standard">enter your choice r/p/sr</text:p>
      <text:p text:style-name="Standard">you chose r computer chose p</text:p>
      <text:p text:style-name="Standard">computer won 1 times</text:p>
      <text:p text:style-name="Standard">enter your choice r/p/ss</text:p>
      <text:p text:style-name="Standard">you chose s computer chose s</text:p>
      <text:p text:style-name="Standard">tie</text:p>
      <text:p text:style-name="Standard">enter your choice r/p/sr</text:p>
      <text:p text:style-name="Standard">you chose r computer chose r</text:p>
      <text:p text:style-name="Standard">tie</text:p>
      <text:p text:style-name="Standard">enter your choice r/p/ss</text:p>
      <text:p text:style-name="Standard">you chose s computer chose r</text:p>
      <text:p text:style-name="Standard">i won 1 times</text:p>
      <text:p text:style-name="Standard">enter your choice r/p/ss</text:p>
      <text:p text:style-name="Standard">you chose s computer chose s</text:p>
      <text:p text:style-name="Standard">tie</text:p>
      <text:p text:style-name="Standard">enter your choice r/p/ss</text:p>
      <text:p text:style-name="Standard">you chose s computer chose s</text:p>
      <text:p text:style-name="Standard">tie</text:p>
      <text:p text:style-name="Standard">enter<text:s/>your choice r/p/ss</text:p>
      <text:p text:style-name="Standard">you chose s computer chose r</text:p>
      <text:p text:style-name="Standard">i won 2 times</text:p>
      <text:p text:style-name="Standard">enter your choice r/p/ss</text:p>
      <text:p text:style-name="Standard">you chose s computer chose s</text:p>
      <text:p text:style-name="Standard">tie</text:p>
      <text:p text:style-name="Standard">enter your choice r/p/ss</text:p>
      <text:p text:style-name="Standard">you chose s computer chose p</text:p>
      <text:p text:style-name="Standard">i won 3 times</text:p>
      <text:p text:style-name="Standard">congrats u won,have a great day</text:p>
      <text:p text:style-name="Standard"/>
      <text:p text:style-name="Standard"/>
      <text:p text:style-name="Standard">PROGRAM 20</text:p>
      <text:soft-page-break/>
      <text:p text:style-name="Standard">INPUT:</text:p>
      <text:p text:style-name="Standard">#printing the<text:s/>game tic-tac toe</text:p>
      <text:p text:style-name="Standard">a=['1','2','3','4','5','6','7','8','9']</text:p>
      <text:p text:style-name="Standard">#defining the function and printing the board</text:p>
      <text:p text:style-name="Standard">def printBoard():</text:p>
      <text:p text:style-name="Standard"><text:tab/>print(a[0],"|",a[1],"|",a[2])</text:p>
      <text:p text:style-name="Standard"><text:tab/>print("---------")</text:p>
      <text:p text:style-name="Standard"><text:tab/>print(a[3],"|",a[4],"|",a[5])</text:p>
      <text:p text:style-name="Standard"><text:tab/>print("---------")</text:p>
      <text:p text:style-name="Standard"><text:tab/>print(a[6],"|",a[7],"|",a[8])</text:p>
      <text:p text:style-name="Standard"/>
      <text:p text:style-name="Standard">playerOneturn=True</text:p>
      <text:p text:style-name="Standard">while True:</text:p>
      <text:p text:style-name="Standard"><text:tab/>printBoard()</text:p>
      <text:p text:style-name="Standard"><text:tab/>p=input("select a place :")</text:p>
      <text:p text:style-name="Standard"/>
      <text:p text:style-name="Standard"><text:tab/>if(p in a):</text:p>
      <text:p text:style-name="Standard"><text:tab/><text:tab/>if(a[int(p)-1]=='X' or [int(p)-1]=='O'):</text:p>
      <text:p text:style-name="Standard"><text:tab/><text:tab/><text:tab/>print("place already taken,select other a place")</text:p>
      <text:p text:style-name="Standard"><text:tab/><text:tab/><text:tab/>continue</text:p>
      <text:p text:style-name="Standard"><text:tab/><text:tab/>else:</text:p>
      <text:p text:style-name="Standard"><text:tab/><text:tab/><text:tab/>if playerOneturn:</text:p>
      <text:p text:style-name="Standard"><text:tab/><text:tab/><text:tab/><text:tab/>print("player1&gt;&gt;")</text:p>
      <text:p text:style-name="Standard"><text:tab/><text:tab/><text:tab/><text:tab/>a[int(p)-1]='X'</text:p>
      <text:p text:style-name="Standard"><text:tab/><text:tab/><text:tab/><text:tab/>playerOneturn=not playerOneturn</text:p>
      <text:p text:style-name="Standard"><text:tab/><text:tab/><text:tab/>else:</text:p>
      <text:p text:style-name="Standard"><text:tab/><text:tab/><text:tab/><text:tab/>print("player2&gt;&gt;")</text:p>
      <text:p text:style-name="Standard"><text:tab/><text:tab/><text:tab/><text:tab/>a[int(p)-1]='O'</text:p>
      <text:p text:style-name="Standard"><text:tab/><text:tab/><text:tab/><text:tab/>playerOneturn=not playerOneturn</text:p>
      <text:p text:style-name="Standard"><text:tab/><text:tab/>for i in(0,3,6):</text:p>
      <text:p text:style-name="Standard"><text:tab/><text:tab/><text:tab/>if(a[i]==a[i+1] and a[i]==a[i+2]):</text:p>
      <text:p text:style-name="Standard"><text:tab/><text:tab/><text:tab/><text:tab/>print("Game Over")</text:p>
      <text:p text:style-name="Standard"><text:tab/><text:tab/><text:tab/><text:tab/>if(a[i]=='X'):</text:p>
      <text:p text:style-name="Standard"><text:tab/><text:tab/><text:tab/><text:tab/><text:tab/>print("Congragulations to player1")</text:p>
      <text:p text:style-name="Standard"><text:tab/><text:tab/><text:tab/><text:tab/><text:tab/>exit()</text:p>
      <text:p text:style-name="Standard"><text:tab/><text:tab/><text:tab/><text:tab/>else:</text:p>
      <text:p text:style-name="Standard"><text:tab/><text:tab/><text:tab/><text:tab/><text:tab/>print("Congragulations to player2")</text:p>
      <text:p text:style-name="Standard"><text:tab/><text:tab/><text:tab/><text:tab/><text:tab/>exit()</text:p>
      <text:p text:style-name="Standard"/>
      <text:p text:style-name="Standard"><text:tab/><text:tab/>for i in range(3):</text:p>
      <text:p text:style-name="Standard"><text:tab/><text:tab/><text:tab/>if(a[i]==a[i+3] and a[i]==a[i+6]):</text:p>
      <text:p text:style-name="Standard"><text:tab/><text:tab/><text:tab/><text:tab/>print("Game Over")</text:p>
      <text:p text:style-name="Standard"><text:tab/><text:tab/><text:tab/><text:tab/>if(a[i]=='X'):</text:p>
      <text:p text:style-name="Standard"><text:tab/><text:tab/><text:tab/><text:tab/><text:tab/>print("Congragulations to player1")</text:p>
      <text:p text:style-name="Standard"><text:tab/><text:tab/><text:tab/><text:tab/><text:tab/>exit()</text:p>
      <text:p text:style-name="Standard"><text:tab/><text:tab/><text:tab/><text:tab/>else:</text:p>
      <text:p text:style-name="Standard"><text:tab/><text:tab/><text:tab/><text:tab/><text:tab/>print("Congragulations to player2")</text:p>
      <text:p text:style-name="Standard"><text:tab/><text:tab/><text:tab/><text:tab/><text:tab/>printboard()</text:p>
      <text:p text:style-name="Standard"><text:tab/><text:tab/><text:tab/><text:tab/><text:tab/>exit()</text:p>
      <text:p text:style-name="Standard"><text:tab/><text:tab/>if(a[0]==a[4] and a[0]==a[8]):</text:p>
      <text:p text:style-name="Standard"><text:tab/><text:tab/><text:tab/>print("Game over")</text:p>
      <text:p text:style-name="Standard"><text:tab/><text:tab/><text:tab/>if (a[4]=='X'):</text:p>
      <text:soft-page-break/>
      <text:p text:style-name="Standard"><text:tab/><text:tab/><text:tab/><text:tab/>print("congragulations to player1")</text:p>
      <text:p text:style-name="Standard"><text:tab/><text:tab/><text:tab/><text:tab/>exit()</text:p>
      <text:p text:style-name="Standard"><text:tab/><text:tab/><text:tab/>else:</text:p>
      <text:p text:style-name="Standard"><text:tab/><text:tab/><text:tab/><text:tab/>print("congragulations to player2")</text:p>
      <text:p text:style-name="Standard"><text:tab/><text:tab/><text:tab/><text:tab/>printBoard()</text:p>
      <text:p text:style-name="Standard"><text:tab/><text:tab/><text:tab/><text:tab/>exit()</text:p>
      <text:p text:style-name="Standard"><text:tab/><text:tab/>if(a[2]==a[4] and a[2]==a[6]):</text:p>
      <text:p text:style-name="Standard"><text:tab/><text:tab/><text:tab/>print("Game over")</text:p>
      <text:p text:style-name="Standard"><text:tab/><text:tab/><text:tab/>if (a[4]=='X'):</text:p>
      <text:p text:style-name="Standard"><text:tab/><text:tab/><text:tab/><text:tab/>print("congragulations to player1")</text:p>
      <text:p text:style-name="Standard"><text:tab/><text:tab/><text:tab/><text:tab/>exit()</text:p>
      <text:p text:style-name="Standard"><text:tab/><text:tab/><text:tab/>else:</text:p>
      <text:p text:style-name="Standard"><text:tab/><text:tab/><text:tab/><text:tab/>print("congragulations to player2")</text:p>
      <text:p text:style-name="Standard"><text:tab/><text:tab/><text:tab/><text:tab/>printBoard()</text:p>
      <text:p text:style-name="Standard"><text:tab/><text:tab/><text:tab/><text:tab/>exit()</text:p>
      <text:p text:style-name="Standard"><text:tab/>else:</text:p>
      <text:p text:style-name="Standard"><text:tab/><text:tab/>print("invalid<text:s/>input")</text:p>
      <text:p text:style-name="Standard"><text:tab/><text:tab/>continue</text:p>
      <text:p text:style-name="Standard"/>
      <text:p text:style-name="Standard">OUTPUT:</text:p>
      <text:p text:style-name="Standard">1 | 2 | 3</text:p>
      <text:p text:style-name="Standard">---------</text:p>
      <text:p text:style-name="Standard">4 | 5 | 6</text:p>
      <text:p text:style-name="Standard">---------</text:p>
      <text:p text:style-name="Standard">7 | 8 | 9</text:p>
      <text:p text:style-name="Standard">select a place :1</text:p>
      <text:p text:style-name="Standard">player1&gt;&gt;</text:p>
      <text:p text:style-name="Standard">X | 2 | 3</text:p>
      <text:p text:style-name="Standard">---------</text:p>
      <text:p text:style-name="Standard">4 | 5 | 6</text:p>
      <text:p text:style-name="Standard">---------</text:p>
      <text:p text:style-name="Standard">7 | 8 | 9</text:p>
      <text:p text:style-name="Standard">select a place :3</text:p>
      <text:p text:style-name="Standard">player2&gt;&gt;</text:p>
      <text:p text:style-name="Standard">X | 2 | O</text:p>
      <text:p text:style-name="Standard">---------</text:p>
      <text:p text:style-name="Standard">4 | 5 | 6</text:p>
      <text:p text:style-name="Standard">---------</text:p>
      <text:p text:style-name="Standard">7 | 8 | 9</text:p>
      <text:p text:style-name="Standard">select a place :5</text:p>
      <text:p text:style-name="Standard">player1&gt;&gt;</text:p>
      <text:p text:style-name="Standard">X | 2 | O</text:p>
      <text:p text:style-name="Standard">---------</text:p>
      <text:p text:style-name="Standard">4 | X | 6</text:p>
      <text:p text:style-name="Standard">---------</text:p>
      <text:p text:style-name="Standard">7 | 8 | 9</text:p>
      <text:p text:style-name="Standard">select a place :6</text:p>
      <text:p text:style-name="Standard">player2&gt;&gt;</text:p>
      <text:p text:style-name="Standard">X | 2 | O</text:p>
      <text:p text:style-name="Standard">---------</text:p>
      <text:p text:style-name="Standard">4 | X | O</text:p>
      <text:p text:style-name="Standard">---------</text:p>
      <text:soft-page-break/>
      <text:p text:style-name="Standard">7 | 8 | 9</text:p>
      <text:p text:style-name="Standard">select a place :7</text:p>
      <text:p text:style-name="Standard">player1&gt;&gt;</text:p>
      <text:p text:style-name="Standard">X | 2 | O</text:p>
      <text:p text:style-name="Standard">---------</text:p>
      <text:p text:style-name="Standard">4 | X | O</text:p>
      <text:p text:style-name="Standard">---------</text:p>
      <text:p text:style-name="Standard">X | 8 | 9</text:p>
      <text:p text:style-name="Standard">select a place :8</text:p>
      <text:p text:style-name="Standard">player2&gt;&gt;</text:p>
      <text:p text:style-name="Standard">X | 2 | O</text:p>
      <text:p text:style-name="Standard">---------</text:p>
      <text:p text:style-name="Standard">4 | X | O</text:p>
      <text:p text:style-name="Standard">---------</text:p>
      <text:p text:style-name="Standard">X | O | 9</text:p>
      <text:p text:style-name="Standard">select a place :9</text:p>
      <text:p text:style-name="Standard">player1&gt;&gt;</text:p>
      <text:p text:style-name="Standard">Game over</text:p>
      <text:p text:style-name="Standard">congragulations to player1</text:p>
      <text:p text:style-name="Standard"/>
      <text:p text:style-name="P6">PROGRAM 20</text:p>
      <text:p text:style-name="P7">INPUT:</text:p>
      <text:p text:style-name="P8">#Program to send an email<text:s/></text:p>
      <text:p text:style-name="P9"/>
      <text:p text:style-name="P10">#Importing smtp library package</text:p>
      <text:p text:style-name="P11">import smtplib</text:p>
      <text:p text:style-name="P12">s=smtplib.SMTP('smtp.gmail.com',587)</text:p>
      <text:p text:style-name="P13">#start TLS for<text:s/>security</text:p>
      <text:p text:style-name="P14">s.starttls()</text:p>
      <text:p text:style-name="P15">#Authentication</text:p>
      <text:p text:style-name="P16">s.login("***********@gmail.com", "****#$!&amp;%")</text:p>
      <text:p text:style-name="P17">#Message to be sent</text:p>
      <text:p text:style-name="P18">message = "Hey ,how r u?...."</text:p>
      <text:p text:style-name="P19">#Sending an email</text:p>
      <text:p text:style-name="P20">s.sendmail("***********@gmail.com" , "!####!!!!!!!$$$$$*&amp;#@gmail.com", message)</text:p>
      <text:p text:style-name="P21">print("Message has been<text:s/>sent")</text:p>
      <text:p text:style-name="P22">print("Hello, how are you?")</text:p>
      <text:p text:style-name="P23">#Terminating the session</text:p>
      <text:p text:style-name="P24">s.quit()</text:p>
      <text:p text:style-name="P25"/>
      <text:p text:style-name="P26"><text:span text:style-name="T27">OUTPUT<text:s/></text:span>:</text:p>
      <text:p text:style-name="P28">Message has been sent</text:p>
      <text:p text:style-name="P29">Hello, how are you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unga" svg:font-family="Tung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<text:span text:style-name="T2">PROGRAMMING WITH PYTHON</text:span><text:s text:c="60"/><text:span text:style-name="T3">SAHANA B 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bm12</meta:initial-creator>
    <dc:creator>sbm120900@gmail.com</dc:creator>
    <meta:creation-date>2018-10-26T18:11:00Z</meta:creation-date>
    <dc:date>2018-10-26T18:11:00Z</dc:date>
    <meta:template xlink:href="Normal" xlink:type="simple"/>
    <meta:editing-cycles>2</meta:editing-cycles>
    <meta:editing-duration>PT0S</meta:editing-duration>
    <meta:document-statistic meta:page-count="5" meta:paragraph-count="9" meta:word-count="690" meta:character-count="4619" meta:row-count="32" meta:non-whitespace-character-count="3938"/>
  </office:meta>
</office:document-meta>
</file>